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c25" officeooo:paragraph-rsid="0012dc25"/>
    </style:style>
    <style:style style:name="P2" style:family="paragraph" style:parent-style-name="Text_20_body">
      <style:text-properties officeooo:paragraph-rsid="0012fa7a"/>
    </style:style>
    <style:style style:name="P3" style:family="paragraph" style:parent-style-name="Text_20_body">
      <style:text-properties officeooo:rsid="0012fa7a" officeooo:paragraph-rsid="0012fa7a"/>
    </style:style>
    <style:style style:name="P4" style:family="paragraph" style:parent-style-name="Text_20_body">
      <style:text-properties officeooo:paragraph-rsid="0012dc25"/>
    </style:style>
    <style:style style:name="P5" style:family="paragraph" style:parent-style-name="Text_20_body">
      <style:text-properties officeooo:paragraph-rsid="001217bf"/>
    </style:style>
    <style:style style:name="P6" style:family="paragraph" style:parent-style-name="Text_20_body">
      <style:text-properties officeooo:rsid="0012dc25" officeooo:paragraph-rsid="0012dc25"/>
    </style:style>
    <style:style style:name="P7" style:family="paragraph" style:parent-style-name="Standard">
      <style:text-properties officeooo:paragraph-rsid="001217bf"/>
    </style:style>
    <style:style style:name="T1" style:family="text">
      <style:text-properties officeooo:rsid="0012fa7a"/>
    </style:style>
    <style:style style:name="T2" style:family="text">
      <style:text-properties officeooo:rsid="0012d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our task is to find </text:span>the best embedding model for the following task:</text:p>
      <text:p text:style-name="P2"/>
      <text:p text:style-name="P2"><text:span text:style-name="T1">My budget is: <text:s/>(in $ per 1 M tokens)</text:span></text:p>
      <text:p text:style-name="P3">My preference (1 for best speed, up to 10 for best quality). </text:p>
      <text:p text:style-name="P3"/>
      <text:p text:style-name="P1"/>
      <text:p text:style-name="P1">Task description:</text:p>
      <text:p text:style-name="P1">Does semantics understending is needed?</text:p>
      <text:p text:style-name="P4">does Fine-tuning is needed?</text:p>
      <text:p text:style-name="P4">is it Task-specific?</text:p>
      <text:p text:style-name="P4">Risk of overfitting with small datasets?</text:p>
      <text:p text:style-name="P4">does the tasks involving relationships between entities?,</text:p>
      <text:p text:style-name="P4">What is <text:span text:style-name="T2">the t</text:span>ask complexity? (e.g., sentiment analysis vs. summarization)</text:p>
      <text:p text:style-name="P4"/>
      <text:p text:style-name="P1">Data description </text:p>
      <text:p text:style-name="P1">Describe the data structure.</text:p>
      <text:p text:style-name="P1"/>
      <text:p text:style-name="P1">Is it text / list of texts / Words / Contextualized Words /Sentences / Documents</text:p>
      <text:p text:style-name="P1">data size: </text:p>
      <text:p text:style-name="P1">data type: </text:p>
      <text:p text:style-name="P1">languages: </text:p>
      <text:p text:style-name="P4">Does Character and Subword Embedding is needed?</text:p>
      <text:p text:style-name="P4"><text:span text:style-name="T2">Handling </text:span>out-of-vocabulary words is needed ?</text:p>
      <text:p text:style-name="P4">Data availability (e.g., pretrained for small data, custom for domain-specific tasks),</text:p>
      <text:p text:style-name="P4">high-quality or low quality dataset?,</text:p>
      <text:p text:style-name="P4"/>
      <text:p text:style-name="P1">General: </text:p>
      <text:p text:style-name="P4">maximal time to compute the embeddings?</text:p>
      <text:p text:style-name="P5"><text:s/>what <text:s/>Computational resources <text:span text:style-name="T2">are available? </text:span>(e.g., static embeddings for faster training, contextual embeddings for accuracy)?,</text:p>
      <text:p text:style-name="P4"><text:span text:style-name="T2">write your answer in the following form: </text:span></text:p>
      <text:p text:style-name="P4"><text:span text:style-name="T2">1. The</text:span> Embedding method that fit<text:span text:style-name="T2">s</text:span> the best to the description.</text:p>
      <text:p text:style-name="P6">2. The task category</text:p>
      <text:p text:style-name="P6">3. The data structure. </text:p>
      <text:p text:style-name="P5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1:14:38.205366160</meta:creation-date>
    <dc:date>2024-12-24T01:42:57.267846216</dc:date>
    <meta:editing-duration>PT28M18S</meta:editing-duration>
    <meta:editing-cycles>3</meta:editing-cycles>
    <meta:generator>LibreOffice/24.8.2.1$Linux_X86_64 LibreOffice_project/480$Build-1</meta:generator>
    <meta:document-statistic meta:table-count="0" meta:image-count="0" meta:object-count="0" meta:page-count="1" meta:paragraph-count="27" meta:word-count="174" meta:character-count="1134" meta:non-whitespace-character-count="976"/>
  </office:meta>
</office:document-meta>
</file>